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2">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Courier New"/>
    </style:style>
    <style:style style:name="P12" style:family="paragraph" style:parent-style-name="Text_20_body" style:list-style-name="L7">
      <style:paragraph-properties fo:margin-left="0.4925in" fo:margin-right="0in" fo:text-indent="0in" style:auto-text-indent="false"/>
    </style:style>
    <style:style style:name="P13" style:family="paragraph" style:parent-style-name="Text_20_body" style:list-style-name="L5">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horndal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2: Application Profiling Using Sun Studio</text:h>
      <text:p text:style-name="Text_20_body">This exercise introduces application profiling using the Sun Studio Collector Analyzer.</text:p>
      <text:p text:style-name="Text_20_body">Slide id: 134</text:p>
      <text:h text:style-name="Heading_20_3" text:outline-level="3">Required Software</text:h>
      <text:list text:style-name="L1">
        <text:list-item>
          <text:p text:style-name="P5">Solaris OS (Sparc or X86)</text:p>
        </text:list-item>
        <text:list-item>
          <text:p text:style-name="P5">JDK 1.5 or higher</text:p>
        </text:list-item>
      </text:list>
      <text:list text:style-name="L1">
        <text:list-item text:start-value="1">
          <text:p text:style-name="P5">Sun Studio version 11 or 12</text:p>
        </text:list-item>
      </text:list>
      <text:p text:style-name="P1">You can download Sun Studio from http://developers.sun.com/sunstudio/downloads/.</text:p>
      <text:list text:style-name="L1">
        <text:list-item text:start-value="1">
          <text:p text:style-name="P5">Demo software </text:p>
        </text:list-item>
      </text:list>
      <text:p text:style-name="P1">The following software is located in the demo/mod04/sw directory.</text:p>
      <text:list text:style-name="L2">
        <text:list-item>
          <text:p text:style-name="P10">BatchProcessor.java</text:p>
        </text:list-item>
        <text:list-item>
          <text:p text:style-name="P10">ReadThread.java</text:p>
        </text:list-item>
        <text:list-item>
          <text:p text:style-name="P10">WorkQueue.java</text:p>
        </text:list-item>
        <text:list-item>
          <text:p text:style-name="P10">WriteThread.java</text:p>
        </text:list-item>
      </text:list>
      <text:h text:style-name="Heading_20_3" text:outline-level="3">Objective</text:h>
      <text:list text:style-name="L3">
        <text:list-item>
          <text:p text:style-name="P6">Use Sun Studio Collector and Analyzer tools to profile Java technology applications.</text:p>
        </text:list-item>
      </text:list>
      <text:h text:style-name="Heading_20_3" text:outline-level="3">Preparations</text:h>
      <text:p text:style-name="Text_20_body">Check for required version of Java SE.</text:p>
      <text:list text:style-name="L4">
        <text:list-item>
          <text:p text:style-name="P7">Use the <text:span text:style-name="T1">java</text:span><text:span text:style-name="T3"> </text:span><text:span text:style-name="T1">-version</text:span> command to check the installed Java SE version. </text:p>
        </text:list-item>
      </text:list>
      <text:p text:style-name="P1">If the installed version is earlier than Java SE 5, download and install the latest Java SE version from the following URL.</text:p>
      <text:p text:style-name="P2">http://java.sun.com/javase/downloads/index.jsp</text:p>
      <text:p text:style-name="Text_20_body">Download and install Sun Studio.</text:p>
      <text:list text:style-name="L5">
        <text:list-item>
          <text:p text:style-name="P8">Download and and install Sun Studio from the following URL:</text:p>
        </text:list-item>
      </text:list>
      <text:p text:style-name="P1"><text:s/><text:span text:style-name="T1">http://developers.sun.com/sunstudio/downloads/</text:span></text:p>
      <text:list text:style-name="L5" text:continue-numbering="true">
        <text:list-item>
          <text:p text:style-name="P13">Add the bin subdirectory of the Sun Studio install directory to the Solaris OS PATH variable. For example, if you installed Sun Studio in the default location <text:span text:style-name="T1">/opt/SUNWspro</text:span> you can enter the following commands at a terminal window.</text:p>
        </text:list-item>
      </text:list>
      <text:p text:style-name="P2">PATH=/opt/SUNWspro/bin:$PATH<text:line-break/>export PATH </text:p>
      <text:h text:style-name="Heading_20_3" text:outline-level="3"><text:soft-page-break/>Instructions</text:h>
      <text:list text:style-name="L6">
        <text:list-item text:start-value="1">
          <text:p text:style-name="P9">Open a command line window.</text:p>
        </text:list-item>
      </text:list>
      <text:p text:style-name="P1">cd &lt;course_install_dir&gt;<text:span text:style-name="T4">/demo/mod04 directory</text:span></text:p>
      <text:list text:style-name="L6" text:continue-numbering="true">
        <text:list-item>
          <text:p text:style-name="P9">Use the javac command to compile the following Java source files.</text:p>
        </text:list-item>
      </text:list>
      <text:p text:style-name="P1"><text:span text:style-name="T1">javac</text:span> <text:s/><text:span text:style-name="T1">BatchProcessor</text:span>.<text:span text:style-name="T1">java</text:span></text:p>
      <text:p text:style-name="P2">javac ReadThread.java</text:p>
      <text:p text:style-name="P2">javac ReadThread.java</text:p>
      <text:p text:style-name="P2">javac WriteThread.java</text:p>
      <text:list text:style-name="L6" text:continue-numbering="true">
        <text:list-item>
          <text:p text:style-name="P9">Run the <text:span text:style-name="T1">BatchProcessor</text:span> program to ensure it runs in your environment.</text:p>
        </text:list-item>
      </text:list>
      <text:p text:style-name="P1"><text:span text:style-name="T1">Java</text:span> <text:s/><text:span text:style-name="T1">BatchProcessor</text:span></text:p>
      <text:p text:style-name="P1">This program will run for 90 seconds and print some statistics. What it prints is unimportant. <text:s/>The objective is to test that it runs. </text:p>
      <text:list text:style-name="L6" text:continue-numbering="true">
        <text:list-item>
          <text:p text:style-name="P9">Run the Sun Studio <text:span text:style-name="T3">Collector</text:span> utility using the following command line.</text:p>
        </text:list-item>
      </text:list>
      <text:p text:style-name="P1"><text:span text:style-name="T1">collect</text:span> <text:span text:style-name="T1">-j</text:span> <text:span text:style-name="T1">on</text:span> <text:span text:style-name="T1">java</text:span> <text:s/><text:span text:style-name="T1">BatchProcessor</text:span> </text:p>
      <text:p text:style-name="P1">This invokes the Sun Studio Collector to capture a running profile of the Java program. It creates a directory in the current directory called <text:span text:style-name="T1">test.er.1</text:span>. If the file is not created check that you have write permissions to the directory from which you ran the program. </text:p>
      <text:p text:style-name="P1">The default sampling interval is 1 second and the default output directory is the present working directory. Please refer to the Sun Studio Collector documentation for command line options that override default values.</text:p>
      <text:list text:style-name="L6" text:continue-numbering="true">
        <text:list-item>
          <text:p text:style-name="P9">When the Collector completes, run the Sun Studio Analyzer program to read the results: </text:p>
          <text:p text:style-name="P9"><text:s/><text:span text:style-name="T1">analyzer</text:span> <text:s/><text:span text:style-name="T1">test</text:span>.<text:span text:style-name="T1">er</text:span>.<text:span text:style-name="T1">1</text:span> </text:p>
        </text:list-item>
        <text:list-item>
          <text:p text:style-name="P9">Where the <text:span text:style-name="T1">test</text:span>.<text:span text:style-name="T1">er</text:span>.<text:span text:style-name="T1">1</text:span> is the output file created by the Collector. If you see a warning dialog The Analyzer might produce a warning dialog when it loads the profile data file. This is expected in this demo and can be ignored. </text:p>
        </text:list-item>
      </text:list>
      <text:p text:style-name="P1">By default Analyzer displays <text:span text:style-name="T5">exclusive</text:span> user CPU consumption in descending order. Exclusive here means only the method body and no methods called by the method. <text:span text:style-name="T5">Inclusive</text:span> means the method body and any methods it calls and methods calls by those methods and so on. </text:p>
      <text:p text:style-name="P1">Unlike traditional Java profilers, Sun Studio Collector / Analyzer also capture JVM information in the profile. This is a key differentiator for Collector / Analyzer. </text:p>
      <text:list text:style-name="L6" text:continue-numbering="true">
        <text:list-item>
          <text:p text:style-name="P9">You can optionally add additional columns by selecting the <text:span text:style-name="T1">View</text:span> &gt; <text:span text:style-name="T1">Set</text:span> <text:span text:style-name="T1">Data</text:span> <text:span text:style-name="T1">Presentation</text:span> menu item. </text:p>
        </text:list-item>
      </text:list>
      <text:p text:style-name="P1">Of the options available on the <text:span text:style-name="T1">Metrics</text:span> tab, the most useful tend to be: <text:span text:style-name="T1">System</text:span> <text:span text:style-name="T1">CPU</text:span>, <text:span text:style-name="T1">User</text:span> <text:span text:style-name="T1">CPU</text:span> and <text:span text:style-name="T1">User</text:span> <text:span text:style-name="T1">Lock</text:span>. Also notice that you can display overall % of time. <text:span text:style-name="T1">System</text:span> <text:span text:style-name="T1">CPU</text:span> data is useful for tracking down methods consuming a lot of system or kernel CPU. If high system or kernel CPU is not a concern for an application under profile, then there's probably not much to be gained from locking at that data. The same is true for <text:span text:style-name="T1">User</text:span> <text:span text:style-name="T1">Lock</text:span> data. </text:p>
      <text:list text:style-name="L6" text:continue-numbering="true">
        <text:list-item>
          <text:p text:style-name="P9">Explore the <text:span text:style-name="T1">Formats</text:span> tab by clicking on <text:span text:style-name="T1">Formats</text:span> tab in the <text:span text:style-name="T1">Set</text:span> <text:span text:style-name="T1">Data</text:span> <text:span text:style-name="T1">Presentation</text:span> <text:soft-page-break/>dialog.</text:p>
          <text:p text:style-name="P9">The most important part of this display is the <text:span text:style-name="T1">View</text:span> <text:span text:style-name="T1">Mode</text:span>. By default, the <text:span text:style-name="T1">View</text:span> <text:span text:style-name="T1">Mode</text:span> is <text:span text:style-name="T5">User</text:span>. <text:span text:style-name="T3">User</text:span> mode shows Java call stacks for Java threads, and does not show housekeeping threads. <text:span text:style-name="T5">Expert</text:span> mode shows Java call stacks for Java threads when the user's Java code is being executed, and machine call stacks when JVM code is being executed or when the JVM software does not report a Java call stack. It shows machine call stacks for housekeeping threads. The Expert Mode is very useful for Java code since it will show the generated assembly code for Java methods. In addition, it can also show which assembly instruction is the highest consumer of CPU cycles for a given method. In Expert Mode and User Mode, Java byte code is viewable for Java methods. Likewise, Java byte codes for a method which are the most expensive can be viewed too. (<text:span text:style-name="T6">We'll come back to this a little later</text:span>).</text:p>
          <text:p text:style-name="P9">Close the <text:span text:style-name="T1">Set</text:span> <text:span text:style-name="T1">Data</text:span> <text:span text:style-name="T1">Presentation</text:span> dialog. </text:p>
        </text:list-item>
        <text:list-item>
          <text:p text:style-name="P9">Explore the use the <text:span text:style-name="T1">Filter</text:span> dialog to focus on the data of interest.</text:p>
          <text:p text:style-name="P9">The Analyzer can also filter data passed on the samples it took. For instance, if you are only interested in the middle portion of the executing program, perhaps it had a warm up phase, or an initialization phase and you are not interested in that data, you can filter out that data by selecting the View &gt; Filter Data menu item. On the Filter Data menu item, you can provide a set of samples to include in the displayed profile. So, if the application ran for 90 seconds and it collected 1 sample per second and you are only interested in results after an initialization phase of 15 seconds up to 5 seconds before shutdown, you can tell Analyzer to include a range of samples from 16 – 75. <text:s/>Likewise, if you knew there were thread ids you were not interested in, you could exclude them too. Similarly for LWPs and CPUs. <text:s/>However, <text:s/>filtering on a range of samples is probably the most valuable use of this feature. </text:p>
          <text:p text:style-name="P9">Close the <text:span text:style-name="T1">Filter</text:span> dialog.</text:p>
        </text:list-item>
        <text:list-item>
          <text:p text:style-name="P9">Explore the method callee display capability of the Analyzer.</text:p>
          <text:p text:style-name="P9">On the main dialog, select the <text:span text:style-name="T1">Callers</text:span> <text:span text:style-name="T1">-</text:span> <text:span text:style-name="T1">Callees</text:span> tab to view who calls a given selected method.</text:p>
        </text:list-item>
        <text:list-item>
          <text:p text:style-name="P9"><text:s/>Explore the source code display capability of the Analyzer.</text:p>
          <text:p text:style-name="P9">To view the source code, the <text:span text:style-name="T5">search</text:span> <text:span text:style-name="T5">path</text:span> must be configured in the <text:span text:style-name="T1">View</text:span> <text:span text:style-name="T1">&gt;</text:span> <text:span text:style-name="T1">Set</text:span> <text:span text:style-name="T1">Data</text:span> <text:span text:style-name="T1">Presentation</text:span> dialog under the <text:span text:style-name="T1">Search</text:span> <text:span text:style-name="T1">Path</text:span> tab. </text:p>
        </text:list-item>
        <text:list-item>
          <text:p text:style-name="P9">Explore the byte code display capability of the Analyzer.</text:p>
          <text:p text:style-name="P9">Click on the <text:span text:style-name="T1">Disassembly</text:span> tab, you can see the Java byte code for Java method selected. For each Java byte code it will show how much time is spent on a Java byte code. The most expensive will be colored green. </text:p>
        </text:list-item>
        <text:list-item>
          <text:p text:style-name="P9">Check the Functions tab for the following entries:</text:p>
        </text:list-item>
      </text:list>
      <text:list text:style-name="L7">
        <text:list-item>
          <text:p text:style-name="P12"><text:span text:style-name="T1">JVM-System</text:span> </text:p>
        </text:list-item>
      </text:list>
      <text:p text:style-name="P4">JVM-System represents internal JVM methods </text:p>
      <text:list text:style-name="L7">
        <text:list-item text:start-value="1">
          <text:p text:style-name="P12"><text:span text:style-name="T1">Unknown</text:span> </text:p>
        </text:list-item>
      </text:list>
      <text:p text:style-name="P4">Unknown represents methods the Collector/Analyzer is not able to determine. They are most likely JVM related. </text:p>
      <text:list text:style-name="L6" text:continue-numbering="true">
        <text:list-item>
          <text:p text:style-name="P9"><text:soft-page-break/>Observe the change to the display that results from adding <text:span text:style-name="T1">System</text:span> <text:span text:style-name="T1">CPU</text:span> as a metric and ordering it in <text:span text:style-name="T5">exclusive</text:span> descending order. </text:p>
          <text:p text:style-name="P9">After viewing the change remove <text:span text:style-name="T1">System</text:span> <text:span text:style-name="T1">CPU</text:span> results since this application has very little System CPU activity. </text:p>
        </text:list-item>
        <text:list-item>
          <text:p text:style-name="P9">View the profile in <text:span text:style-name="T1">Expert</text:span> <text:span text:style-name="T1">Mode.</text:span></text:p>
          <text:p text:style-name="P9"><text:s/>Be sure to press <text:span text:style-name="T2">Apply</text:span> after switching modes on the <text:span text:style-name="T1">View</text:span> <text:span text:style-name="T1">&gt;</text:span> <text:span text:style-name="T1">Set</text:span> <text:span text:style-name="T1">Data</text:span> <text:span text:style-name="T1">Presentation</text:span> <text:span text:style-name="T1">Formats</text:span> tab. Notice that Analyzer has resolved the information from<text:span text:style-name="T1"> JVM-System</text:span> and <text:span text:style-name="T1">Unknown</text:span> entries of the <text:span text:style-name="T1">Functions</text:span> tab. You should probably see method names like; <text:span text:style-name="T1">Block::is_Empty</text:span> and <text:span text:style-name="T1">IndexSetIterator::next</text:span>, <text:span text:style-name="T1">Interpreter</text:span>, and so on. These are internal JVM methods. </text:p>
        </text:list-item>
        <text:list-item>
          <text:p text:style-name="P9">Select <text:span text:style-name="T1">ReadThread.doWorkOnItem</text:span> method and click on the <text:span text:style-name="T1">Disassembly</text:span> tab, if the source for <text:span text:style-name="T1">ReadThread</text:span> class is not available, it will display the Java byte code for the <text:span text:style-name="T1">ReadThread.doWorkOnItem</text:span> method. It will also show which Java byte code is consuming the most time. </text:p>
        </text:list-item>
        <text:list-item>
          <text:p text:style-name="P9">Select a Java method name such as j<text:span text:style-name="T1">ava.lang.Thread.sleep</text:span> where the Java source is available and click on the <text:span text:style-name="T1">Disassembly</text:span> tab. <text:s/>Find the class declaration for <text:span text:style-name="T1">java.lang.Thread</text:span> and a green bar to the right of the scroll bar. If you click on the green bar, it will take you to the line of code in <text:span text:style-name="T1">java.lang.Thread</text:span> consuming the most time. You will also see the Java byte code associated with time consumer. </text:p>
        </text:list-item>
        <text:list-item>
          <text:p text:style-name="P9">Select an internal JVM method, such as <text:span text:style-name="T1">IndexSetIterator::next</text:span>, and click on the <text:span text:style-name="T1">Disassembly</text:span> tab, and you will see the assembly code for this method. Again, the green bars to the right of the scroll bar will highlight which assembly instructions are the most time consuming. </text:p>
        </text:list-item>
        <text:list-item>
          <text:p text:style-name="P9">Next <text:span text:style-name="T1">View</text:span> the profile in <text:span text:style-name="T1">Machine</text:span> <text:span text:style-name="T1">Mode</text:span>, In this mode any Java method selected will show the JIT generated assembly code for the Java method. (Be sure to press <text:span text:style-name="T1">Apply</text:span> after switching modes on the <text:span text:style-name="T1">View</text:span> <text:span text:style-name="T1">&gt;</text:span> <text:span text:style-name="T1">Set</text:span> <text:span text:style-name="T1">Data</text:span> <text:span text:style-name="T1">Presentation</text:span> <text:span text:style-name="T1">Formats</text:span> tab). You might not see the assembly on the first try of a Java method, you might have to switch back and forth amongst a couple Java methods before it will appear. This could <text:s/>be a lingering bug in Analyzer. Select the <text:span text:style-name="T1">ReadThread.doWorkOnItem</text:span> method and click the <text:span text:style-name="T1">Disassembly</text:span> tab. You should see the assembly code for this method. This is the assembly code generated by the JVM JIT compiler. Again, the green bars to the right of the scroll indicate the assembly instructions where the most time is spent. </text:p>
        </text:list-item>
        <text:list-item>
          <text:p text:style-name="P9">Switch back to <text:span text:style-name="T1">User</text:span> <text:span text:style-name="T1">Mode</text:span> now and set the data presentation to include User Lock. Remember to press <text:span text:style-name="T1">Apply</text:span><text:span text:style-name="T3"> button.</text:span>  Sort by in exclusive User Lock in descending order. </text:p>
          <text:p text:style-name="P9">You will probably notice that j<text:span text:style-name="T1">ava.lang.Object.wait</text:span> method is at the top. If you select it and press the <text:span text:style-name="T1">Callers</text:span><text:span text:style-name="T3"> </text:span><text:span text:style-name="T1">-</text:span><text:span text:style-name="T3"> </text:span><text:span text:style-name="T1">Callees</text:span> tab, you will see who calls the <text:span text:style-name="T1">java.lang.Object.wait</text:span> method. If you continue to click on the upper portion of the <text:s/><text:span text:style-name="T1">Callers</text:span><text:span text:style-name="T3"> </text:span><text:span text:style-name="T1">-</text:span><text:span text:style-name="T3"> </text:span><text:span text:style-name="T1">Callees</text:span> tab, you will eventually find the <text:span text:style-name="T1">java.lang.Object.wait</text:span> method <text:s/>results from a <text:span text:style-name="T1">WorkQueue.dequeue</text:span> method which in turn is called by <text:span text:style-name="T1">ReadThread.getWorkItemFromQueue</text:span> method. This method <text:s/>contains an <text:span text:style-name="T1">Object.wait</text:span> that waits to be notified when there is work available on the queue. You could conclude from this profile that it does not having a locking contention problem. </text:p>
        </text:list-item>
        <text:list-item>
          <text:p text:style-name="P9"><text:soft-page-break/>You can further explore what's in the <text:span text:style-name="T1">JVM-System</text:span> area. To explore this area, you need to switch to <text:span text:style-name="T1">Expert</text:span> <text:span text:style-name="T1">Mode</text:span>. After switching modes, you will <text:s/>see <text:span text:style-name="T1">__lwp_cond_wait</text:span> and <text:span text:style-name="T1">__lwp_park</text:span> show up. If you look at the <text:span text:style-name="T1">Callers</text:span><text:span text:style-name="T3"> </text:span><text:span text:style-name="T1">-</text:span><text:span text:style-name="T3"> </text:span><text:span text:style-name="T1">Callees</text:span> display, you should <text:s/>see that these are related to the JVM's garbage collector and JVM's JIT compiler.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0:24:51</dc:date>
    <dc:language>en-US</dc:language>
    <meta:editing-cycles>29</meta:editing-cycles>
    <meta:editing-duration>PT23H42M23S</meta:editing-duration>
    <meta:user-defined meta:name="Info 1"/>
    <meta:user-defined meta:name="Info 2"/>
    <meta:user-defined meta:name="Info 3"/>
    <meta:user-defined meta:name="Info 4"/>
    <meta:document-statistic meta:table-count="0" meta:image-count="0" meta:object-count="0" meta:page-count="5" meta:paragraph-count="76" meta:word-count="1657" meta:character-count="9880"/>
  </office:meta>
</office:document-meta>
</file>